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1.8173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1.3083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0.9811in"/>
    </style:style>
    <style:style style:name="co8" style:family="table-column">
      <style:table-column-properties fo:break-before="auto" style:column-width="11.6701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1.3626in"/>
    </style:style>
    <style:style style:name="co11" style:family="table-column">
      <style:table-column-properties fo:break-before="auto" style:column-width="1.1016in"/>
    </style:style>
    <style:style style:name="co12" style:family="table-column">
      <style:table-column-properties fo:break-before="auto" style:column-width="3.016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office:value-type="string">
            <text:p>#HQF Ship Bonus Mapping T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#Ship ID</text:p>
          </table:table-cell>
          <table:table-cell/>
          <table:table-cell office:value-type="string">
            <text:p>Affecting Type</text:p>
          </table:table-cell>
          <table:table-cell office:value-type="string">
            <text:p>Affecting ID</text:p>
          </table:table-cell>
          <table:table-cell/>
          <table:table-cell office:value-type="string">
            <text:p>Affected Attribute</text:p>
          </table:table-cell>
          <table:table-cell office:value-type="string">
            <text:p>Affected Type</text:p>
          </table:table-cell>
          <table:table-cell office:value-type="string">
            <text:p>Affected ID</text:p>
          </table:table-cell>
          <table:table-cell office:value-type="string">
            <text:p>Per Level</text:p>
          </table:table-cell>
          <table:table-cell office:value-type="string">
            <text:p>Calc Type</text:p>
          </table:table-cell>
          <table:table-cell office:value-type="string">
            <text:p>*** REMOVE ***</text:p>
          </table:table-cell>
          <table:table-cell office:value-type="string">
            <text:p>Description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shipID</text:p>
          </table:table-cell>
          <table:table-cell table:style-name="ce1" office:value-type="string">
            <text:p>effectID</text:p>
          </table:table-cell>
          <table:table-cell table:style-name="ce1" office:value-type="string">
            <text:p>affectingType</text:p>
          </table:table-cell>
          <table:table-cell table:style-name="ce1" office:value-type="string">
            <text:p>attributeSkillID</text:p>
          </table:table-cell>
          <table:table-cell table:style-name="ce1" office:value-type="string">
            <text:p>sourceAttributeID</text:p>
          </table:table-cell>
          <table:table-cell table:style-name="ce1" office:value-type="string">
            <text:p>targetAttribute</text:p>
          </table:table-cell>
          <table:table-cell table:style-name="ce1" office:value-type="string">
            <text:p>affectedType</text:p>
          </table:table-cell>
          <table:table-cell table:style-name="ce1" office:value-type="string">
            <text:p>targetGroupIDs</text:p>
          </table:table-cell>
          <table:table-cell table:style-name="ce1" office:value-type="string">
            <text:p>appliedPerLevel</text:p>
          </table:table-cell>
          <table:table-cell table:style-name="ce1" office:value-type="string">
            <text:p>calculationTypeID</text:p>
          </table:table-cell>
          <table:table-cell table:style-name="ce1" office:value-type="string">
            <text:p>modifierValue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badd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bsolu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e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49">
            <text:p>1049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69">
            <text:p>1069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nathem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188">
            <text:p>11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nsh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0">
            <text:p>89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1">
            <text:p>89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91">
            <text:p>89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pocalyps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">
            <text:p>64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2">
            <text:p>64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pocalypse Imperial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36">
            <text:p>119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36">
            <text:p>119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pocalypse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26">
            <text:p>1772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6">
            <text:p>1772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azu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bitr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ch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49">
            <text:p>1049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e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racking Sp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7">
            <text:p>8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6">
            <text:p>88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86">
            <text:p>88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magedd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">
            <text:p>643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3">
            <text:p>643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mageddon Imperial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38">
            <text:p>1193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38">
            <text:p>1193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mageddo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05">
            <text:p>32305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5">
            <text:p>32305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shimmu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2">
            <text:p>179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star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t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">
            <text:p>60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8">
            <text:p>60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ugor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">
            <text:p>6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5">
            <text:p>6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5">
            <text:p>6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ugoror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37">
            <text:p>2933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337">
            <text:p>2933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7709">
            <text:p>177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vat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61">
            <text:p>106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Capita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38">
            <text:p>103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5">
            <text:p>-7.5</text:p>
          </table:table-cell>
          <table:table-cell office:value-type="string">
            <text:p>Gang Capacitor Rechar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67">
            <text:p>1156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62">
            <text:p>106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11567">
            <text:p>1156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adg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">
            <text:p>648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8">
            <text:p>648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adger Mark II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">
            <text:p>64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9">
            <text:p>64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anta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">
            <text:p>58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2">
            <text:p>58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2">
            <text:p>5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asilis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1220">
            <text:p>122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hield Maintenance Bot Transf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Shield Transporter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Energy Transfer P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ellicos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">
            <text:p>63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0">
            <text:p>63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estow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4">
            <text:p>19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44">
            <text:p>19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haalgor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0">
            <text:p>1792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lackbir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CM Fallof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reac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roadswor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ruti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29">
            <text:p>16229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9">
            <text:p>16229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9">
            <text:p>162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urs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">
            <text:p>599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9">
            <text:p>599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9">
            <text:p>59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ustar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uzzar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aldari Navy Hookbil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EM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Explosiv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Thermal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araca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">
            <text:p>62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1">
            <text:p>62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5;653;772;385;384;39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aracal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34">
            <text:p>17634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34">
            <text:p>17634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atalys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40">
            <text:p>1624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40">
            <text:p>1624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40">
            <text:p>1624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elest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erber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655;385;654;772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ght, Heavy, Assualt Missile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ha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85">
            <text:p>20185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9">
            <text:p>88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5">
            <text:p>20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85">
            <text:p>20185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8">
            <text:p>88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5">
            <text:p>20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heetah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himer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2">
            <text:p>105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law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6">
            <text:p>111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laymo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70;11017;20408;4286;4288;42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irmish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68">
            <text:p>224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oerc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36">
            <text:p>1623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6">
            <text:p>1623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6">
            <text:p>162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ond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">
            <text:p>583</text:p>
          </table:table-cell>
          <table:table-cell table:number-columns-repeated="2"/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ocket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3">
            <text:p>583</text:p>
          </table:table-cell>
          <table:table-cell table:number-columns-repeated="2"/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ght Missile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3">
            <text:p>58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898">
            <text:p>89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3">
            <text:p>58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898">
            <text:p>89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ght Missile Damage - Ki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ormoran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38">
            <text:p>16238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8">
            <text:p>16238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8">
            <text:p>162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ove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76">
            <text:p>1747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476">
            <text:p>1747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an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29">
            <text:p>12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29">
            <text:p>12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1">
            <text:p>136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ow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6">
            <text:p>111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ucifi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u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6">
            <text:p>179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usad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urs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os Drain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eut Drain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yclon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31">
            <text:p>16231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1">
            <text:p>16231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1">
            <text:p>162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ynaba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20">
            <text:p>1772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table:number-columns-repeated="2"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0">
            <text:p>1772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0">
            <text:p>17720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amna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159">
            <text:p>115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 - Plat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69;20409;22227;4262;4264;42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mored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aredevi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8">
            <text:p>179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8">
            <text:p>1792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8">
            <text:p>1792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eim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evot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omini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ominix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rak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,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0">
            <text:p>0</text:p>
          </table:table-cell>
          <table:table-cell office:value-type="float" office:value="12099">
            <text:p>12099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rami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32">
            <text:p>179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2">
            <text:p>1793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2">
            <text:p>1793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agl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nyo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4">
            <text:p>120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22442">
            <text:p>22442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42">
            <text:p>22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reb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1041">
            <text:p>10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Capita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1042">
            <text:p>1042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Gang Armo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1066">
            <text:p>1066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r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Thermal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ight Missile Thermal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xecution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">
            <text:p>589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9">
            <text:p>589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xequr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">
            <text:p>63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4">
            <text:p>63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Armor Transfer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4">
            <text:p>6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Armor Transfer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xequror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44">
            <text:p>2934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344">
            <text:p>2934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Hybrid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alc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ederation Navy Come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41">
            <text:p>17841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1">
            <text:p>17841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enri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89">
            <text:p>20189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3">
            <text:p>8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89">
            <text:p>20189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2">
            <text:p>89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ero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lycatc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4;387;648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ocket, Ligh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353">
            <text:p>1353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Light Missile Damage Reduction Fac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387;648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, Light 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il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3;384;655;385;654;772;394;39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Light, Heavy, Assual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old Magna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40">
            <text:p>1194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40">
            <text:p>1194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ole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ruise &amp; 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EM Cruise &amp;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Explosive Cruise &amp;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Kinetic Cruise &amp;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hermal Cruise &amp;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riffi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uardia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Remote Armor Repair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1219">
            <text:p>121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rmor Maintenance Bot Transf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Remote Armor Repair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string">
            <text:p>Remote Armor Repairer Power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Energy Transfer Power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uardian-Vex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11">
            <text:p>1101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011">
            <text:p>1101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11011">
            <text:p>1101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rone Control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arbing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6">
            <text:p>2469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6">
            <text:p>2469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6">
            <text:p>246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arpy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aw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9;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tandard,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Armor Transfe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Shield Transporte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8">
            <text:p>1058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72">
            <text:p>107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eli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cout Drone Thermal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eretic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87;648;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&amp; Light Missile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e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">
            <text:p>605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5">
            <text:p>605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oard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">
            <text:p>651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1">
            <text:p>651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oun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xplosive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losive Bomb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35">
            <text:p>0.003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ugin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ul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924">
            <text:p>92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925">
            <text:p>92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urrican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02">
            <text:p>247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2">
            <text:p>247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2">
            <text:p>247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yen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11387">
            <text:p>11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Signature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yper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0">
            <text:p>2469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0">
            <text:p>2469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b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mic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">
            <text:p>60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rone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7">
            <text:p>60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mpair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mp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mperial Navy Slic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03">
            <text:p>1770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03">
            <text:p>1770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ncurs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">
            <text:p>59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4">
            <text:p>59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nquisi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shku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2042">
            <text:p>1204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sht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  <table:table-cell table:number-columns-repeated="2"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string">
            <text:p>Drone Control Range 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">
            <text:p>650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0">
            <text:p>650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 Mark II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">
            <text:p>654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4">
            <text:p>654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 Mark III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">
            <text:p>65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5">
            <text:p>65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 Mark IV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">
            <text:p>656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6">
            <text:p>656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 Mark V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">
            <text:p>657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7">
            <text:p>657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Jagu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Kere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Remote Sensor Capacitor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Warp Disrupto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Kestr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Kitsun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11194">
            <text:p>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Kron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Velocity Fac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Laches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Leg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86">
            <text:p>29986</text:p>
          </table:table-cell>
          <table:table-cell/>
          <table:table-cell office:value-type="float" office:value="1">
            <text:p>1</text:p>
          </table:table-cell>
          <table:table-cell office:value-type="float" office:value="30650">
            <text:p>30650</text:p>
          </table:table-cell>
          <table:table-cell office:value-type="float" office:value="1503">
            <text:p>1503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Leviatha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1039">
            <text:p>103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Citadel Torpedo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1040">
            <text:p>1040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Gang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64">
            <text:p>376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1064">
            <text:p>1064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3764">
            <text:p>376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Loki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90">
            <text:p>29990</text:p>
          </table:table-cell>
          <table:table-cell/>
          <table:table-cell office:value-type="float" office:value="1">
            <text:p>1</text:p>
          </table:table-cell>
          <table:table-cell office:value-type="float" office:value="30653">
            <text:p>30653</text:p>
          </table:table-cell>
          <table:table-cell office:value-type="float" office:value="1506">
            <text:p>1506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chari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38">
            <text:p>177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8">
            <text:p>17738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8">
            <text:p>1773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ckinaw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925">
            <text:p>92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elstro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4">
            <text:p>2469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4">
            <text:p>2469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gna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48">
            <text:p>2924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248">
            <text:p>2924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ledic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ll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mmoth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">
            <text:p>652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2">
            <text:p>652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ntico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Kinetic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Bomb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35">
            <text:p>0.003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stod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ul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egath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">
            <text:p>64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1">
            <text:p>64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egathron Federate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02">
            <text:p>13202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202">
            <text:p>13202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egathro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28">
            <text:p>1772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8">
            <text:p>1772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erli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o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or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24">
            <text:p>19724</text:p>
          </table:table-cell>
          <table:table-cell/>
          <table:table-cell office:value-type="float" office:value="1">
            <text:p>1</text:p>
          </table:table-cell>
          <table:table-cell office:value-type="float" office:value="20531">
            <text:p>20531</text:p>
          </table:table-cell>
          <table:table-cell office:value-type="float" office:value="879">
            <text:p>87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ita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24">
            <text:p>19724</text:p>
          </table:table-cell>
          <table:table-cell/>
          <table:table-cell office:value-type="float" office:value="1">
            <text:p>1</text:p>
          </table:table-cell>
          <table:table-cell office:value-type="float" office:value="20531">
            <text:p>20531</text:p>
          </table:table-cell>
          <table:table-cell office:value-type="float" office:value="880">
            <text:p>88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ital Hybrid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unin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yrmid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ag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Large Hybrid Turret PG Us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Hybrid Turret CPU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Hybrid Turret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aglf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22">
            <text:p>19722</text:p>
          </table:table-cell>
          <table:table-cell/>
          <table:table-cell office:value-type="float" office:value="1">
            <text:p>1</text:p>
          </table:table-cell>
          <table:table-cell office:value-type="float" office:value="20532">
            <text:p>20532</text:p>
          </table:table-cell>
          <table:table-cell office:value-type="float" office:value="1545">
            <text:p>154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ital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22">
            <text:p>19722</text:p>
          </table:table-cell>
          <table:table-cell/>
          <table:table-cell office:value-type="float" office:value="1">
            <text:p>1</text:p>
          </table:table-cell>
          <table:table-cell office:value-type="float" office:value="20532">
            <text:p>20532</text:p>
          </table:table-cell>
          <table:table-cell office:value-type="float" office:value="881">
            <text:p>88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ital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avita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">
            <text:p>59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2">
            <text:p>59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2">
            <text:p>5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emes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hermal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al Bomb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35">
            <text:p>0.003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idhoggu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Armor Transfe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Shield Transporte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8">
            <text:p>1058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8">
            <text:p>1058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ighthaw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 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 Missile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 Assault 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ightma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36">
            <text:p>177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6">
            <text:p>177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6">
            <text:p>177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oct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69">
            <text:p>1669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Tractor Beam Cycle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69">
            <text:p>166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861;26983;30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alvager Beam Cycle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70">
            <text:p>167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70">
            <text:p>1670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om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3">
            <text:p>8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2">
            <text:p>89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92">
            <text:p>89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y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6">
            <text:p>10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6">
            <text:p>10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eployed Fighter Bomb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5">
            <text:p>1055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71">
            <text:p>1071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belis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87">
            <text:p>20187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0">
            <text:p>89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7">
            <text:p>20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87">
            <text:p>20187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1">
            <text:p>89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7">
            <text:p>20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cc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me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me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09">
            <text:p>1770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09">
            <text:p>1770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5">
            <text:p>-7.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neir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Remote Armor Repair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Tracking Link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1219">
            <text:p>121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rmor Maintenance Bot Transf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Remote Armor Repair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string">
            <text:p>Remote Armor Repairer Power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ny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racl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Large Energy Turret PG Us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Energy Turret CPU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rc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urvey Scann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8606">
            <text:p>286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office:value-type="float" office:value="1">
            <text:p>1</text:p>
          </table:table-cell>
          <table:table-cell office:value-type="float" office:value="29637">
            <text:p>29637</text:p>
          </table:table-cell>
          <table:table-cell office:value-type="float" office:value="1356">
            <text:p>135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606">
            <text:p>28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office:value-type="float" office:value="1">
            <text:p>1</text:p>
          </table:table-cell>
          <table:table-cell office:value-type="float" office:value="29637">
            <text:p>29637</text:p>
          </table:table-cell>
          <table:table-cell office:value-type="float" office:value="1358">
            <text:p>135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2553;22555;22557;4274;4276;4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sprey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">
            <text:p>62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0">
            <text:p>62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0">
            <text:p>62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sprey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40">
            <text:p>2934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340">
            <text:p>2934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aladi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28659">
            <text:p>286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Velocity Fac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ant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2440">
            <text:p>22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hantas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18">
            <text:p>1771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8">
            <text:p>1771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Medium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8">
            <text:p>17718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hob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hoeni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26">
            <text:p>19726</text:p>
          </table:table-cell>
          <table:table-cell/>
          <table:table-cell office:value-type="float" office:value="1">
            <text:p>1</text:p>
          </table:table-cell>
          <table:table-cell office:value-type="float" office:value="20530">
            <text:p>20530</text:p>
          </table:table-cell>
          <table:table-cell office:value-type="float" office:value="878">
            <text:p>87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26">
            <text:p>19726</text:p>
          </table:table-cell>
          <table:table-cell/>
          <table:table-cell office:value-type="float" office:value="1">
            <text:p>1</text:p>
          </table:table-cell>
          <table:table-cell office:value-type="float" office:value="20530">
            <text:p>20530</text:p>
          </table:table-cell>
          <table:table-cell office:value-type="float" office:value="877">
            <text:p>87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itadel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ilgri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b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">
            <text:p>58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6">
            <text:p>58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6">
            <text:p>586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Flight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cur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80">
            <text:p>17480</text:p>
          </table:table-cell>
          <table:table-cell/>
          <table:table-cell office:value-type="float" office:value="0">
            <text:p>0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phecy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r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33">
            <text:p>12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3">
            <text:p>12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8">
            <text:p>8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te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88">
            <text:p>29988</text:p>
          </table:table-cell>
          <table:table-cell/>
          <table:table-cell office:value-type="float" office:value="1">
            <text:p>1</text:p>
          </table:table-cell>
          <table:table-cell office:value-type="float" office:value="30652">
            <text:p>30652</text:p>
          </table:table-cell>
          <table:table-cell office:value-type="float" office:value="1505">
            <text:p>1505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videnc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83">
            <text:p>20183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7">
            <text:p>8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3">
            <text:p>20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83">
            <text:p>20183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6">
            <text:p>88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3">
            <text:p>20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wl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35">
            <text:p>12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5">
            <text:p>12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8">
            <text:p>8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unis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urifi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M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Bomb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35">
            <text:p>0.003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gnaro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1068">
            <text:p>10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Capita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1044">
            <text:p>1044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5">
            <text:p>-7.5</text:p>
          </table:table-cell>
          <table:table-cell office:value-type="string">
            <text:p>Gang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73">
            <text:p>2377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1067">
            <text:p>1067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773">
            <text:p>2377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pi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p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ttlesnak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ve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">
            <text:p>63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8">
            <text:p>63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ve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36">
            <text:p>176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36">
            <text:p>176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ven State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40">
            <text:p>268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840">
            <text:p>268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ap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">
            <text:p>5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deem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public Fleet Firetai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12">
            <text:p>1781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12">
            <text:p>1781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tribu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triev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78">
            <text:p>17478</text:p>
          </table:table-cell>
          <table:table-cell/>
          <table:table-cell office:value-type="float" office:value="0">
            <text:p>0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vela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20">
            <text:p>19720</text:p>
          </table:table-cell>
          <table:table-cell/>
          <table:table-cell office:value-type="float" office:value="1">
            <text:p>1</text:p>
          </table:table-cell>
          <table:table-cell office:value-type="float" office:value="20525">
            <text:p>20525</text:p>
          </table:table-cell>
          <table:table-cell office:value-type="float" office:value="875">
            <text:p>87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apital Energy Turret Ca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20">
            <text:p>19720</text:p>
          </table:table-cell>
          <table:table-cell/>
          <table:table-cell office:value-type="float" office:value="1">
            <text:p>1</text:p>
          </table:table-cell>
          <table:table-cell office:value-type="float" office:value="20525">
            <text:p>20525</text:p>
          </table:table-cell>
          <table:table-cell office:value-type="float" office:value="876">
            <text:p>87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ital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venan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ighter 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ighter Bomber 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69">
            <text:p>1069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3514">
            <text:p>351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2">
            <text:p>105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514">
            <text:p>351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Deployed Fighter Bomb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Bomber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Bomber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Bomber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he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9">
            <text:p>88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8">
            <text:p>88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ift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">
            <text:p>5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7">
            <text:p>5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okh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oo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vy &amp; Heavy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 &amp; Heavy Assault Missile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orqua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3">
            <text:p>124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39">
            <text:p>1239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Industrial Core Fuel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0">
            <text:p>1240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ning Foreman Gang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string">
            <text:p>Survey Scann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Cargo Scann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8352">
            <text:p>283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uptu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">
            <text:p>62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9">
            <text:p>62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ab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acrileg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losive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al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imit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Tracking Link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1220">
            <text:p>122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hield Maintenance Bot Transf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Shield Transporter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orp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Burst Radi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orpio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yth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ythe Fleet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36">
            <text:p>29336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336">
            <text:p>29336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entin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os Drain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eut Drain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190">
            <text:p>11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igi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44">
            <text:p>197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44">
            <text:p>197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ilver Magna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42">
            <text:p>11942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42">
            <text:p>11942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i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2430">
            <text:p>22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kiff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office:value-type="float" office:value="782">
            <text:p>782</text:p>
          </table:table-cell>
          <table:table-cell office:value-type="float" office:value="4">
            <text:p>4</text:p>
          </table:table-cell>
          <table:table-cell office:value-type="float" office:value="663">
            <text:p>66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ercoxit Mining Crystal yield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5">
            <text:p>925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string">
            <text:p>Mercoxit gas cloud forming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las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">
            <text:p>585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5">
            <text:p>585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leipni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tabb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">
            <text:p>6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2">
            <text:p>6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tabber Fleet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13">
            <text:p>177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3">
            <text:p>177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tiletto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uccub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4">
            <text:p>179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4">
            <text:p>1792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4">
            <text:p>1792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85">
            <text:p>48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al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 Sp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Large Hybrid Turret PG Us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Hybrid Turret CPU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Hybrid Turret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aran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0">
            <text:p>112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empes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">
            <text:p>639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9">
            <text:p>639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empest Fleet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32">
            <text:p>1773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2">
            <text:p>1773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empest Tribal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42">
            <text:p>2684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842">
            <text:p>2684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engu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84">
            <text:p>29984</text:p>
          </table:table-cell>
          <table:table-cell/>
          <table:table-cell office:value-type="float" office:value="1">
            <text:p>1</text:p>
          </table:table-cell>
          <table:table-cell office:value-type="float" office:value="30651">
            <text:p>30651</text:p>
          </table:table-cell>
          <table:table-cell office:value-type="float" office:value="1504">
            <text:p>1504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hanat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6">
            <text:p>10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5">
            <text:p>1055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1">
            <text:p>2391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1">
            <text:p>239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hora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">
            <text:p>627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7">
            <text:p>627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hras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42">
            <text:p>1624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42">
            <text:p>1624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42">
            <text:p>162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ormen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">
            <text:p>59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1">
            <text:p>59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1">
            <text:p>59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ornado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0">
            <text:p>431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10">
            <text:p>431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10">
            <text:p>43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Large Projectile Turret PG Us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10">
            <text:p>43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Projectile Turret CPU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rista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">
            <text:p>593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3">
            <text:p>593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ypho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">
            <text:p>64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4">
            <text:p>64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yphoon Fleet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11">
            <text:p>32311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11">
            <text:p>32311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agabon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1999">
            <text:p>11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argu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el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engeanc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7;509;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Rocket, Standard,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ex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exor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i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43">
            <text:p>12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3">
            <text:p>12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1">
            <text:p>136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8">
            <text:p>808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rmor Repair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igi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6">
            <text:p>376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66">
            <text:p>37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66">
            <text:p>376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igilan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22">
            <text:p>177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2">
            <text:p>17722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2">
            <text:p>177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indic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40">
            <text:p>1774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40">
            <text:p>1774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40">
            <text:p>177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ultu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124;22228;20514;4280;4282;4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ege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idow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olf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or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7;648;384;653;39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Rocket, Ligh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reath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">
            <text:p>653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3">
            <text:p>653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yver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2">
            <text:p>105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70">
            <text:p>1070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Zealo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Energy Turret Optimal Rang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/00/0000</text:date>, <text:time style:data-style-name="N2" text:time-value="0000-00-00T21:48:38.7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dc:date>2013-09-08T23:01:18.91</dc:date>
    <meta:editing-duration>P8DT7H10M12S</meta:editing-duration>
    <meta:editing-cycles>59</meta:editing-cycles>
    <meta:document-statistic meta:table-count="1" meta:cell-count="12847" meta:object-count="0"/>
  </office:meta>
</office:document-meta>
</file>